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37586021334555841" text:style-name="L1">
        <text:list-item>
          <text:p text:style-name="P1">Wat is Javascript?</text:p>
          <text:p text:style-name="P1">Javascipt is een soort van java die gebruikt wordt voor websites.</text:p>
          <text:p text:style-name="P1"/>
        </text:list-item>
      </text:list>
      <text:list xml:id="list4924060376797549073" text:style-name="L2">
        <text:list-item>
          <text:p text:style-name="P2">Waar gebruik je Javascript voor?</text:p>
          <text:p text:style-name="P2">Websites om dingen werkend te krijgen zoals knop functies enz.</text:p>
          <text:p text:style-name="P2"/>
        </text:list-item>
      </text:list>
      <text:list xml:id="list3397569678575105395" text:style-name="L3">
        <text:list-item>
          <text:p text:style-name="P3">Wat betekent de zin “Javascript is a high-level programming language”?</text:p>
          <text:p text:style-name="P3"/>
        </text:list-item>
      </text:list>
      <text:list xml:id="list5161600583192346639" text:style-name="L4">
        <text:list-item>
          <text:p text:style-name="P4">Wat is een webapplicatie?</text:p>
          <text:p text:style-name="P4"/>
        </text:list-item>
      </text:list>
      <text:list xml:id="list8705118784351500624" text:style-name="L5">
        <text:list-item>
          <text:p text:style-name="P5">Wat is de grootste update in Javascript en luidde het begin in van “Modern Javascript”?</text:p>
          <text:p text:style-name="P5"/>
        </text:list-item>
      </text:list>
      <text:p text:style-name="Standard">6. Hoe voeg je een Javascript-file toe aan je HTML-file?</text:p>
      <text:p text:style-name="Standard">7. Wat is een “value”?</text:p>
      <text:p text:style-name="Standard">8. Wat is een variabele?</text:p>
      <text:p text:style-name="Standard">9. Wat is een variabelenaam?</text:p>
      <text:p text:style-name="Standard">10. Beantwoord de vragen 7, 8 en 9 middels een tekening waarin “value”, variabele en</text:p>
      <text:p text:style-name="Standard">variabelenaam aangegeven worden.</text:p>
      <text:p text:style-name="Standard">11. Wat is een conventie? Wat betekent dat? Wat betekent het voor programmeren in het</text:p>
      <text:p text:style-name="Standard">algemeen en Javascript in het bijzonder?</text:p>
      <text:p text:style-name="Standard">12. Wat is de juiste naamgeving voor de variabele?</text:p>
      <text:p text:style-name="Standard">a. prachtigLeven</text:p>
      <text:p text:style-name="Standard">b. PrachtigLeven</text:p>
      <text:p text:style-name="Standard">c. prachtigleven</text:p>
      <text:p text:style-name="Standard">d. Prachtigleven</text:p>
      <text:p text:style-name="Standard">13. Welke naamgeving voor de variabele is niet syntactische correct?</text:p>
      <text:p text:style-name="Standard">a. $helloworld</text:p>
      <text:p text:style-name="Standard">b. helloworld</text:p>
      <text:p text:style-name="Standard">c. 3hello</text:p>
      <text:p text:style-name="Standard">d. hello_world</text:p>
      <text:p text:style-name="Standard">14. Wat is een syntactische fout?</text:p>
      <text:p text:style-name="Standard">15. Wat is een semantische fout?</text:p>
      <text:p text:style-name="Standard">16. Leg het verschil uit tussen een syntactische en een semantische fout.</text:p>
      <text:p text:style-name="Standard">17. Wat is een datatype? Geef twee voorbeelden van een datatype en leg uit wat deze zijn.</text:p>
      <text:p text:style-name="Standard">18. Waarvoor gebruik je commentaar in je code? Noem drie voorbeelden met uitleg.</text:p>
      <text:p text:style-name="Standard">19. Leg het verschil uit tussen console.log(“herder”) en console.log(herder).</text:p>
      <text:p text:style-name="Standard">20. Wat is een “legacy problem”?</text:p>
      <text:p text:style-name="Standard"/>
      <text:p text:style-name="Standard">21. Combineer de letters met de juiste cijfers.</text:p>
      <text:p text:style-name="Standard">a. Waarde kan veranderen gedurende het uitvoeren van het script</text:p>
      <text:p text:style-name="Standard">b. Waarde kan niet veranderen gedurende het uitvoeren van het script</text:p>
      <text:p text:style-name="Standard">c. Niet meer gebruiken voor het declareren van variabelen.</text:p>
      <text:p text:style-name="Standard"/>
      <text:p text:style-name="Standard">1. const</text:p>
      <text:p text:style-name="Standard">2. var</text:p>
      <text:p text:style-name="Standard">3. let</text:p>
      <text:p text:style-name="Standard"/>
      <text:p text:style-name="Standard">22. Is “const alfa;” legaal in Javascript? Waarom?</text:p>
      <text:p text:style-name="Standard">23. Is “let beta;” legaal in Javascript? Waarom?</text:p>
      <text:p text:style-name="Standard">24. Wat is een operator?</text:p>
      <text:p text:style-name="Standard">25. Wat is het verschil tussen “=” en “==”?</text:p>
      <text:p text:style-name="Standard">26. Wat verschijnt er in de console?</text:p>
      <text:p text:style-name="Standard"><text:soft-page-break/></text:p>
      <text:p text:style-name="Standard">27. Wat verschijnt er in de console?</text:p>
      <text:p text:style-name="Standard"/>
      <text:p text:style-name="Standard">28. Wat verschijnt er in de console?</text:p>
      <text:p text:style-name="Standard"/>
      <text:p text:style-name="Standard">29. Wat verschijnt er in de console?</text:p>
      <text:p text:style-name="Standard"/>
      <text:p text:style-name="Standard">30. Wat verschijnt er in de console?</text:p>
      <text:p text:style-name="Standard"/>
      <text:p text:style-name="Standard">31. Wat verschijnt er in de console?</text:p>
      <text:p text:style-name="Standard"/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is “operator precedence”? Geef een voorbeeld met code waarbij je “precedence” in actie</text:p>
      <text:p text:style-name="Standard">ziet.</text:p>
      <text:p text:style-name="Standard">38. Wat is de “operator precedence” van “Addition”?</text:p>
      <text:p text:style-name="Standard">39. Wat is de “operator precedence” van “void”?</text:p>
      <text:p text:style-name="Standard">40. Welke operator wordt eerst uitgevoerd “conditional” of “assignment”?</text:p>
      <text:p text:style-name="Standard"/>
      <text:p text:style-name="Standard">Opdrachten sectie 2 – Javascript fundamentals (part 1,</text:p>
      <text:p text:style-name="Standard">video 17 tot en met 19)</text:p>
      <text:p text:style-name="Standard">Kennisopdrachten</text:p>
      <text:p text:style-name="Standard">1. Wat is een “String”?</text:p>
      <text:p text:style-name="Standard">2. Met welke operator kan je strings concateneren?</text:p>
      <text:p text:style-name="Standard">3. Wat verschijnt er in de console?</text:p>
      <text:p text:style-name="Standard"/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is de fout in onderstaande code?</text:p>
      <text:p text:style-name="Standard"/>
      <text:p text:style-name="Standard">7. Van welk datatype is het resultaat van de conditie in een if-else-statement?</text:p>
      <text:p text:style-name="Standard">8. Wat is een “control structure” in Javascript?</text:p>
      <text:p text:style-name="Standard">9. Waarom is een “if-else-statement” een “control structure”?</text:p>
      <text:p text:style-name="Standard"/>
      <text:p text:style-name="Standard">Opdrachten sectie 2 – Javascript fundamentals (part 1,</text:p>
      <text:p text:style-name="Standard">video 20 tot en met 25)</text:p>
      <text:p text:style-name="Standard">Kennisopdrachten</text:p>
      <text:p text:style-name="Standard">1. Wat is het verschil tussen “type conversion” en “type coercion”?</text:p>
      <text:p text:style-name="Standard">2. Welke functie gebruik je om van een “String” een “number” te maken?</text:p>
      <text:p text:style-name="Standard">3. Welke functie gebruik je om van een “number” een “String” te maken?</text:p>
      <text:p text:style-name="Standard">4. Wat verschijnt er in de console?</text:p>
      <text:p text:style-name="Standard"/>
      <text:p text:style-name="Standard"><text:soft-page-break/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zijn “falsy values”?</text:p>
      <text:p text:style-name="Standard">12. Wat zijn “thruty values”?</text:p>
      <text:p text:style-name="Standard"/>
      <text:p text:style-name="Standard">13. Wat verschijnt er in de console?</text:p>
      <text:p text:style-name="Standard"/>
      <text:p text:style-name="Standard">14. Wat verschijnt er in de console?</text:p>
      <text:p text:style-name="Standard"/>
      <text:p text:style-name="Standard">15. Wat verschijnt er in de console?</text:p>
      <text:p text:style-name="Standard"/>
      <text:p text:style-name="Standard">16. Wat verschijnt er in de console?</text:p>
      <text:p text:style-name="Standard"/>
      <text:p text:style-name="Standard">17. Wat verschijnt er in de console?</text:p>
      <text:p text:style-name="Standard"/>
      <text:p text:style-name="Standard">18. Wat verschijnt er in de console?</text:p>
      <text:p text:style-name="Standard"/>
      <text:p text:style-name="Standard">19. Wat verschijnt er in de console?</text:p>
      <text:p text:style-name="Standard"/>
      <text:p text:style-name="Standard">20. Wat verschijnt er in de console?</text:p>
      <text:p text:style-name="Standard"/>
      <text:p text:style-name="Standard">21. Wat verschijnt er in de console?</text:p>
      <text:p text:style-name="Standard"/>
      <text:p text:style-name="Standard">22. Wat is het verschil tussen “==” en “===”?</text:p>
      <text:p text:style-name="Standard">23. Wat verschijnt er in de console?</text:p>
      <text:p text:style-name="Standard"/>
      <text:p text:style-name="Standard">24. Wat verschijnt er in de console?</text:p>
      <text:p text:style-name="Standard"/>
      <text:p text:style-name="Standard">25. Wat verschijnt er in de console?</text:p>
      <text:p text:style-name="Standard"/>
      <text:p text:style-name="Standard">26. Het regent en de zon schijnt. Ik ga patat halen als de zon schijnt. Ga ik patat halen?</text:p>
      <text:p text:style-name="Standard">27. Het regent en de zon schijnt. Ik ga patat halen als de zon schijnt en het regent. Ga ik patat</text:p>
      <text:p text:style-name="Standard">halen?</text:p>
      <text:p text:style-name="Standard">28. Het regent en de zon schijnt. Ik ga patat halen als de zon schijnt of als het regent. Ga ik patat</text:p>
      <text:p text:style-name="Standard">halen?</text:p>
      <text:p text:style-name="Standard">29. Het regent en de zon schijnt. Ik ga patat halen als het regent of als het sneeuwt. Ga ik patat</text:p>
      <text:p text:style-name="Standard">halen?</text:p>
      <text:p text:style-name="Standard">30. Het regent en de zon schijnt. Ik ga patat halen als het regent en het sneeuwt. Ga ik patat halen?</text:p>
      <text:p text:style-name="Standard">31. Wat betekent het uitroepteken in Javascript (“!”)? Geef een voorbeeld van het gebruik van het</text:p>
      <text:p text:style-name="Standard">uitroepteken in Javascript.</text:p>
      <text:p text:style-name="Standard">32. Wat verschijnt er in de console?</text:p>
      <text:p text:style-name="Standard"/>
      <text:p text:style-name="Standard"><text:soft-page-break/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verschijnt er in de console?</text:p>
      <text:p text:style-name="Standard"/>
      <text:p text:style-name="Standard">38. Onderstaande code is syntactische correct, maar waarom is het toch ongewenste code?</text:p>
      <text:p text:style-name="Standard"/>
      <text:p text:style-name="Standard">Opdrachten sectie 2 – Javascript fundamentals (part 1,</text:p>
      <text:p text:style-name="Standard">video 26 tot en met 30)</text:p>
      <text:p text:style-name="Standard">Kennisopdrachten</text:p>
      <text:p text:style-name="Standard">1. Wat is een “switch statement”? Waarvoor gebruik je een “switch statement”?</text:p>
      <text:p text:style-name="Standard">2. Wat betekent “hard coded values” in programmeren?</text:p>
      <text:p text:style-name="Standard">3. Waarom is de “break” in een “switch statement” zo belangrijk? Geef een codevoorbeeld bij je</text:p>
      <text:p text:style-name="Standard">uitleg.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verschijnt er in de console?</text:p>
      <text:p text:style-name="Standard"/>
      <text:p text:style-name="Standard">12. Wat verschijnt er in de console?</text:p>
      <text:p text:style-name="Standard"/>
      <text:p text:style-name="Standard">13. Wat is het verschil tussen een “statement” en een “expression”?</text:p>
      <text:p text:style-name="Standard">14. Waarvoor is de “ternary operator”? Geef een codevoorbeeld in je uitle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9S</meta:editing-duration>
    <meta:editing-cycles>5</meta:editing-cycles>
    <meta:generator>OpenOffice/4.1.13$Win32 OpenOffice.org_project/4113m1$Build-9810</meta:generator>
    <dc:date>2022-11-28T13:41:06.45</dc:date>
    <meta:document-statistic meta:table-count="0" meta:image-count="0" meta:object-count="0" meta:page-count="4" meta:paragraph-count="134" meta:word-count="1032" meta:character-count="5767"/>
    <meta:user-defined meta:name="Info 1"/>
    <meta:user-defined meta:name="Info 2"/>
    <meta:user-defined meta:name="Info 3"/>
    <meta:user-defined meta:name="Info 4"/>
  </office:meta>
</office:document-meta>
</file>